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5.8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style:font-name="Calibri Ligh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Calibri Light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style:font-name="Calibri Light"/>
    </style:style>
    <style:style style:name="ce7" style:family="table-cell" style:parent-style-name="Default">
      <style:text-properties style:font-name="Calibri Light"/>
    </style:style>
    <style:style style:name="ce8" style:family="table-cell" style:parent-style-name="Default">
      <style:table-cell-properties fo:border-bottom="none" fo:wrap-option="wrap" fo:border-left="0.74pt solid #000000" fo:border-right="none" fo:border-top="0.74pt solid #000000" style:vertical-align="top"/>
      <style:text-properties style:font-name="Calibri Ligh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style:font-name="Calibri Light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style:font-name="Calibri Light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font-name="Calibri Ligh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 Ligh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Calibri Ligh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 Light"/>
    </style:style>
    <style:style style:name="ce33" style:family="table-cell" style:parent-style-name="Default">
      <style:table-cell-properties fo:border-bottom="none" fo:background-color="#ffffa6" fo:border-left="0.74pt solid #000000" fo:border-right="0.74pt solid #000000" fo:border-top="none"/>
      <style:text-properties style:font-name="Calibri Light"/>
    </style:style>
    <style:style style:name="ce34" style:family="table-cell" style:parent-style-name="Default">
      <style:table-cell-properties fo:border-bottom="0.74pt solid #000000" fo:background-color="#ffffa6" fo:border-left="0.74pt solid #000000" fo:border-right="0.74pt solid #000000" fo:border-top="none"/>
      <style:text-properties style:font-name="Calibri Light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font-name="Calibri Light"/>
    </style:style>
    <style:style style:name="ce36" style:family="table-cell" style:parent-style-name="Default">
      <style:table-cell-properties fo:border-bottom="none" fo:background-color="#00ff00" fo:border-left="none" fo:border-right="0.74pt solid #000000" fo:border-top="none"/>
      <style:text-properties style:font-name="Calibri Ligh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style:font-name="Calibri Light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style:font-name="Calibri Light"/>
    </style:style>
    <style:style style:name="ce20" style:family="table-cell" style:parent-style-name="Default">
      <style:table-cell-properties fo:border-bottom="none" fo:wrap-option="wrap" fo:border-left="none" fo:border-right="0.74pt solid #000000" fo:border-top="0.74pt solid #000000" style:vertical-align="top"/>
      <style:text-properties style:font-name="Calibri Light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/>
    </style:style>
    <style:style style:name="ce22" style:family="table-cell" style:parent-style-name="Default">
      <style:text-properties fo:color="#ff0000" style:font-name="Calibri Light"/>
    </style:style>
    <style:style style:name="ce44" style:family="table-cell" style:parent-style-name="Default">
      <style:table-cell-properties fo:background-color="#00ff00"/>
      <style:text-properties style:font-name="Calibri Light"/>
    </style:style>
    <style:style style:name="ce45" style:family="table-cell" style:parent-style-name="Default">
      <style:table-cell-properties fo:border-bottom="0.74pt solid #000000" fo:background-color="#00ff00" fo:border-left="none" fo:border-right="none" fo:border-top="none"/>
      <style:text-properties style:font-name="Calibri Light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Calibri Light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 Ligh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Calibri Light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 Ligh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order-left="0.74pt solid #000000" fo:border-right="none" fo:border-top="0.74pt solid #000000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50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uty min max" table:style-name="ta1">
        <table:shapes>
          <draw:frame draw:z-index="0" draw:style-name="gr1" draw:text-style-name="P1" svg:width="25.806cm" svg:height="14.515cm" svg:x="12.02cm" svg:y="9.867cm">
            <draw:object draw:notify-on-update-of-ranges="'duty min max'.B17:'duty min max'.B49 'duty min max'.C16:'duty min max'.C16 'duty min max'.C17:'duty min max'.C49 'duty min max'.B17:'duty min max'.B49 'duty min max'.D16:'duty min max'.D16 'duty min max'.D17:'duty min max'.D49 'duty min max'.B17:'duty min max'.B49 'duty min max'.E16:'duty min max'.E16 'duty min max'.E17:'duty min max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7"/>
        <table:table-column table:style-name="co2" table:default-cell-style-name="ce18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hand-controller , track settings</text:p>
          </table:table-cell>
          <table:table-cell table:number-columns-repeated="2"/>
          <table:table-cell table:style-name="ce7"/>
          <table:table-cell table:number-columns-repeated="2"/>
          <table:table-cell table:style-name="ce3" office:value-type="string" calcext:value-type="string">
            <text:p>firmware setting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9" table:number-columns-repeated="2"/>
          <table:table-cell table:style-name="ce14" office:value-type="string" calcext:value-type="string">
            <text:p>value</text:p>
          </table:table-cell>
          <table:table-cell table:style-name="ce21" office:value-type="string" calcext:value-type="string">
            <text:p>units</text:p>
          </table:table-cell>
          <table:table-cell/>
          <table:table-cell table:style-name="ce4" office:value-type="string" calcext:value-type="string">
            <text:p>DATA</text:p>
          </table:table-cell>
          <table:table-cell table:style-name="ce14" office:value-type="string" calcext:value-type="string">
            <text:p>value</text:p>
          </table:table-cell>
          <table:table-cell table:style-name="ce21" office:value-type="string" calcext:value-type="string">
            <text:p>unit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anti-brake voltage</text:p>
          </table:table-cell>
          <table:table-cell table:style-name="ce33" office:value-type="float" office:value="1.2" calcext:value-type="float">
            <text:p>1.2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5" office:value-type="string" calcext:value-type="string">
            <text:p>ANALOG_MIN as a voltage</text:p>
          </table:table-cell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hand-controller sensitivity (min voltage)</text:p>
          </table:table-cell>
          <table:table-cell table:style-name="ce33" office:value-type="float" office:value="2.5" calcext:value-type="float">
            <text:p>2.5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5" office:value-type="string" calcext:value-type="string">
            <text:p>ANALOG_MAX as a voltage</text:p>
          </table:table-cell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3" office:value-type="string" calcext:value-type="string">
            <text:p>track supply voltage (max voltage)</text:p>
          </table:table-cell>
          <table:table-cell table:style-name="ce34" office:value-type="float" office:value="12" calcext:value-type="float">
            <text:p>12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5" office:value-type="string" calcext:value-type="string">
            <text:p>duty_min</text:p>
          </table:table-cell>
          <table:table-cell table:style-name="ce33" office:value-type="float" office:value="60" calcext:value-type="float">
            <text:p>60</text:p>
          </table:table-cell>
          <table:table-cell table:style-name="ce18" office:value-type="string" calcext:value-type="string">
            <text:p>%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string" calcext:value-type="string">
            <text:p>duty_max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%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LCULATION</text:p>
          </table:table-cell>
          <table:table-cell table:style-name="ce9" table:number-columns-repeated="2"/>
          <table:table-cell table:style-name="ce17"/>
          <table:table-cell table:number-columns-repeated="2"/>
          <table:table-cell table:style-name="ce4" office:value-type="string" calcext:value-type="string">
            <text:p>CALCULATION</text:p>
          </table:table-cell>
          <table:table-cell table:style-name="ce9"/>
          <table:table-cell table:style-name="ce17"/>
        </table:table-row>
        <table:table-row table:style-name="ro1">
          <table:table-cell table:number-columns-repeated="3"/>
          <table:table-cell table:style-name="ce12" office:value-type="string" calcext:value-type="string">
            <text:p>m</text:p>
          </table:table-cell>
          <table:table-cell table:style-name="ce36" table:formula="of:=([.E6]-[.E5])/([.B49]-[.B18])" office:value-type="float" office:value="0.306451612903226" calcext:value-type="float">
            <text:p>0.306451612903226</text:p>
          </table:table-cell>
          <table:table-cell table:number-columns-repeated="2"/>
          <table:table-cell table:style-name="ce5" office:value-type="string" calcext:value-type="string">
            <text:p>ANALOG_MIN firmware number</text:p>
          </table:table-cell>
          <table:table-cell table:style-name="ce44" table:formula="of:=[.I4]*1000*2.2/12.2" office:value-type="float" office:value="540.983606557377" calcext:value-type="float">
            <text:p>540.983606557377</text:p>
          </table:table-cell>
          <table:table-cell table:style-name="ce18"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c</text:p>
          </table:table-cell>
          <table:table-cell table:style-name="ce36" table:formula="of:=[.E5]-[.E10]*[.B18]" office:value-type="float" office:value="2.19354838709677" calcext:value-type="float">
            <text:p>2.19354838709677</text:p>
          </table:table-cell>
          <table:table-cell table:number-columns-repeated="2"/>
          <table:table-cell table:style-name="ce5" office:value-type="string" calcext:value-type="string">
            <text:p>ANALOG_MAX firmware number</text:p>
          </table:table-cell>
          <table:table-cell table:style-name="ce44" table:formula="of:=[.I5]*1000*2.2/12.2" office:value-type="float" office:value="1803.27868852459" calcext:value-type="float">
            <text:p>1803.27868852459</text:p>
          </table:table-cell>
          <table:table-cell table:style-name="ce18" office:value-type="string" calcext:value-type="string">
            <text:p>number</text:p>
          </table:table-cell>
        </table:table-row>
        <table:table-row table:style-name="ro1">
          <table:table-cell/>
          <table:table-cell office:value-type="string" calcext:value-type="string">
            <text:p>assuming output voltage is linear with respect to</text:p>
          </table:table-cell>
          <table:table-cell table:number-columns-repeated="5"/>
          <table:table-cell table:style-name="ce5" office:value-type="string" calcext:value-type="string">
            <text:p>m</text:p>
          </table:table-cell>
          <table:table-cell table:style-name="ce44" table:formula="of:=([.I7]-[.I6])/([.I5]-[.I4])" office:value-type="float" office:value="5.71428571428571" calcext:value-type="float">
            <text:p>5.71428571428571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iper position, not quite correct but good enough</text:p>
          </table:table-cell>
          <table:table-cell table:number-columns-repeated="5"/>
          <table:table-cell table:style-name="ce6" office:value-type="string" calcext:value-type="string">
            <text:p>c</text:p>
          </table:table-cell>
          <table:table-cell table:style-name="ce45" table:formula="of:=[.I6]-[.I12]*[.I4]" office:value-type="float" office:value="42.8571428571429" calcext:value-type="float">
            <text:p>42.8571428571429</text:p>
          </table:table-cell>
          <table:table-cell table:style-name="ce19"/>
        </table:table-row>
        <table:table-row table:style-name="ro1">
          <table:table-cell/>
          <table:table-cell table:style-name="ce6" office:value-type="string" calcext:value-type="string">
            <text:p>to demonstrate the effect of the settings</text:p>
          </table:table-cell>
          <table:table-cell table:style-name="ce10" table:number-columns-repeated="2"/>
          <table:table-cell table:style-name="ce19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hand-controller wiper position</text:p>
          </table:table-cell>
          <table:table-cell table:style-name="ce11" office:value-type="string" calcext:value-type="string">
            <text:p>hand-controller output voltage</text:p>
          </table:table-cell>
          <table:table-cell table:style-name="ce11" office:value-type="string" calcext:value-type="string">
            <text:p>Remora duty %</text:p>
          </table:table-cell>
          <table:table-cell table:style-name="ce20" office:value-type="string" calcext:value-type="string">
            <text:p>effective voltage to mo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E4]" office:value-type="float" office:value="1.2" calcext:value-type="float">
            <text:p>1.2</text:p>
          </table:table-cell>
          <table:table-cell table:formula="of:=IF([.C17]&lt;[.I$4];0;IF([.I$12]*[.C17]+[.I$13]&gt;100;100;[.I$12]*[.C17]+[.I$13]))" office:value-type="float" office:value="0" calcext:value-type="float">
            <text:p>0</text:p>
          </table:table-cell>
          <table:table-cell table:formula="of:=[.D17]*[.C17]/100" office:value-type="float" office:value="0" calcext:value-type="float">
            <text:p>0</text:p>
          </table:table-cell>
          <table:table-cell table:style-name="ce22" office:value-type="string" calcext:value-type="string">
            <text:p>if Remora duty is 0, drag brake can be active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$10]*[.B18]+[.E$11]" office:value-type="float" office:value="2.5" calcext:value-type="float">
            <text:p>2.5</text:p>
          </table:table-cell>
          <table:table-cell table:formula="of:=IF([.C18]&lt;[.I$4];0;IF([.I$12]*[.C18]+[.I$13]&gt;100;100;[.I$12]*[.C18]+[.I$13]))" office:value-type="float" office:value="0" calcext:value-type="float">
            <text:p>0</text:p>
          </table:table-cell>
          <table:table-cell table:formula="of:=[.D18]*[.C18]/100" office:value-type="float" office:value="0" calcext:value-type="float">
            <text:p>0</text:p>
          </table:table-cell>
          <table:table-cell table:style-name="ce22" office:value-type="string" calcext:value-type="string">
            <text:p>set by duty_dr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$10]*[.B19]+[.E$11]" office:value-type="float" office:value="2.80645161290323" calcext:value-type="float">
            <text:p>2.80645161290323</text:p>
          </table:table-cell>
          <table:table-cell table:formula="of:=IF([.C19]&lt;[.I$4];0;IF([.I$12]*[.C19]+[.I$13]&gt;100;100;[.I$12]*[.C19]+[.I$13]))" office:value-type="float" office:value="0" calcext:value-type="float">
            <text:p>0</text:p>
          </table:table-cell>
          <table:table-cell table:formula="of:=[.D19]*[.C19]/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E$10]*[.B20]+[.E$11]" office:value-type="float" office:value="3.11290322580645" calcext:value-type="float">
            <text:p>3.11290322580645</text:p>
          </table:table-cell>
          <table:table-cell table:formula="of:=IF([.C20]&lt;[.I$4];0;IF([.I$12]*[.C20]+[.I$13]&gt;100;100;[.I$12]*[.C20]+[.I$13]))" office:value-type="float" office:value="60.6451612903226" calcext:value-type="float">
            <text:p>60.6451612903226</text:p>
          </table:table-cell>
          <table:table-cell table:formula="of:=[.D20]*[.C20]/100" office:value-type="float" office:value="1.88782518210198" calcext:value-type="float">
            <text:p>1.88782518210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E$10]*[.B21]+[.E$11]" office:value-type="float" office:value="3.41935483870968" calcext:value-type="float">
            <text:p>3.41935483870968</text:p>
          </table:table-cell>
          <table:table-cell table:formula="of:=IF([.C21]&lt;[.I$4];0;IF([.I$12]*[.C21]+[.I$13]&gt;100;100;[.I$12]*[.C21]+[.I$13]))" office:value-type="float" office:value="62.3963133640553" calcext:value-type="float">
            <text:p>62.3963133640553</text:p>
          </table:table-cell>
          <table:table-cell table:formula="of:=[.D21]*[.C21]/100" office:value-type="float" office:value="2.13355136019028" calcext:value-type="float">
            <text:p>2.13355136019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E$10]*[.B22]+[.E$11]" office:value-type="float" office:value="3.7258064516129" calcext:value-type="float">
            <text:p>3.7258064516129</text:p>
          </table:table-cell>
          <table:table-cell table:formula="of:=IF([.C22]&lt;[.I$4];0;IF([.I$12]*[.C22]+[.I$13]&gt;100;100;[.I$12]*[.C22]+[.I$13]))" office:value-type="float" office:value="64.1474654377881" calcext:value-type="float">
            <text:p>64.1474654377881</text:p>
          </table:table-cell>
          <table:table-cell table:formula="of:=[.D22]*[.C22]/100" office:value-type="float" office:value="2.39001040582726" calcext:value-type="float">
            <text:p>2.39001040582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E$10]*[.B23]+[.E$11]" office:value-type="float" office:value="4.03225806451613" calcext:value-type="float">
            <text:p>4.03225806451613</text:p>
          </table:table-cell>
          <table:table-cell table:formula="of:=IF([.C23]&lt;[.I$4];0;IF([.I$12]*[.C23]+[.I$13]&gt;100;100;[.I$12]*[.C23]+[.I$13]))" office:value-type="float" office:value="65.8986175115208" calcext:value-type="float">
            <text:p>65.8986175115208</text:p>
          </table:table-cell>
          <table:table-cell table:formula="of:=[.D23]*[.C23]/100" office:value-type="float" office:value="2.65720231901293" calcext:value-type="float">
            <text:p>2.657202319012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E$10]*[.B24]+[.E$11]" office:value-type="float" office:value="4.33870967741935" calcext:value-type="float">
            <text:p>4.33870967741935</text:p>
          </table:table-cell>
          <table:table-cell table:formula="of:=IF([.C24]&lt;[.I$4];0;IF([.I$12]*[.C24]+[.I$13]&gt;100;100;[.I$12]*[.C24]+[.I$13]))" office:value-type="float" office:value="67.6497695852535" calcext:value-type="float">
            <text:p>67.6497695852535</text:p>
          </table:table-cell>
          <table:table-cell table:formula="of:=[.D24]*[.C24]/100" office:value-type="float" office:value="2.93512709974729" calcext:value-type="float">
            <text:p>2.935127099747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$10]*[.B25]+[.E$11]" office:value-type="float" office:value="4.64516129032258" calcext:value-type="float">
            <text:p>4.64516129032258</text:p>
          </table:table-cell>
          <table:table-cell table:formula="of:=IF([.C25]&lt;[.I$4];0;IF([.I$12]*[.C25]+[.I$13]&gt;100;100;[.I$12]*[.C25]+[.I$13]))" office:value-type="float" office:value="69.4009216589862" calcext:value-type="float">
            <text:p>69.4009216589862</text:p>
          </table:table-cell>
          <table:table-cell table:formula="of:=[.D25]*[.C25]/100" office:value-type="float" office:value="3.22378474803033" calcext:value-type="float">
            <text:p>3.223784748030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E$10]*[.B26]+[.E$11]" office:value-type="float" office:value="4.95161290322581" calcext:value-type="float">
            <text:p>4.95161290322581</text:p>
          </table:table-cell>
          <table:table-cell table:formula="of:=IF([.C26]&lt;[.I$4];0;IF([.I$12]*[.C26]+[.I$13]&gt;100;100;[.I$12]*[.C26]+[.I$13]))" office:value-type="float" office:value="71.1520737327189" calcext:value-type="float">
            <text:p>71.1520737327189</text:p>
          </table:table-cell>
          <table:table-cell table:formula="of:=[.D26]*[.C26]/100" office:value-type="float" office:value="3.52317526386205" calcext:value-type="float">
            <text:p>3.523175263862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E$10]*[.B27]+[.E$11]" office:value-type="float" office:value="5.25806451612903" calcext:value-type="float">
            <text:p>5.25806451612903</text:p>
          </table:table-cell>
          <table:table-cell table:formula="of:=IF([.C27]&lt;[.I$4];0;IF([.I$12]*[.C27]+[.I$13]&gt;100;100;[.I$12]*[.C27]+[.I$13]))" office:value-type="float" office:value="72.9032258064516" calcext:value-type="float">
            <text:p>72.9032258064516</text:p>
          </table:table-cell>
          <table:table-cell table:formula="of:=[.D27]*[.C27]/100" office:value-type="float" office:value="3.83329864724246" calcext:value-type="float">
            <text:p>3.83329864724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E$10]*[.B28]+[.E$11]" office:value-type="float" office:value="5.56451612903226" calcext:value-type="float">
            <text:p>5.56451612903226</text:p>
          </table:table-cell>
          <table:table-cell table:formula="of:=IF([.C28]&lt;[.I$4];0;IF([.I$12]*[.C28]+[.I$13]&gt;100;100;[.I$12]*[.C28]+[.I$13]))" office:value-type="float" office:value="74.6543778801844" calcext:value-type="float">
            <text:p>74.6543778801844</text:p>
          </table:table-cell>
          <table:table-cell table:formula="of:=[.D28]*[.C28]/100" office:value-type="float" office:value="4.15415489817155" calcext:value-type="float">
            <text:p>4.154154898171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E$10]*[.B29]+[.E$11]" office:value-type="float" office:value="5.87096774193548" calcext:value-type="float">
            <text:p>5.87096774193548</text:p>
          </table:table-cell>
          <table:table-cell table:formula="of:=IF([.C29]&lt;[.I$4];0;IF([.I$12]*[.C29]+[.I$13]&gt;100;100;[.I$12]*[.C29]+[.I$13]))" office:value-type="float" office:value="76.4055299539171" calcext:value-type="float">
            <text:p>76.4055299539171</text:p>
          </table:table-cell>
          <table:table-cell table:formula="of:=[.D29]*[.C29]/100" office:value-type="float" office:value="4.48574401664933" calcext:value-type="float">
            <text:p>4.48574401664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E$10]*[.B30]+[.E$11]" office:value-type="float" office:value="6.17741935483871" calcext:value-type="float">
            <text:p>6.17741935483871</text:p>
          </table:table-cell>
          <table:table-cell table:formula="of:=IF([.C30]&lt;[.I$4];0;IF([.I$12]*[.C30]+[.I$13]&gt;100;100;[.I$12]*[.C30]+[.I$13]))" office:value-type="float" office:value="78.1566820276498" calcext:value-type="float">
            <text:p>78.1566820276498</text:p>
          </table:table-cell>
          <table:table-cell table:formula="of:=[.D30]*[.C30]/100" office:value-type="float" office:value="4.82806600267579" calcext:value-type="float">
            <text:p>4.82806600267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E$10]*[.B31]+[.E$11]" office:value-type="float" office:value="6.48387096774194" calcext:value-type="float">
            <text:p>6.48387096774194</text:p>
          </table:table-cell>
          <table:table-cell table:formula="of:=IF([.C31]&lt;[.I$4];0;IF([.I$12]*[.C31]+[.I$13]&gt;100;100;[.I$12]*[.C31]+[.I$13]))" office:value-type="float" office:value="79.9078341013825" calcext:value-type="float">
            <text:p>79.9078341013825</text:p>
          </table:table-cell>
          <table:table-cell table:formula="of:=[.D31]*[.C31]/100" office:value-type="float" office:value="5.18112085625093" calcext:value-type="float">
            <text:p>5.18112085625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E$10]*[.B32]+[.E$11]" office:value-type="float" office:value="6.79032258064516" calcext:value-type="float">
            <text:p>6.79032258064516</text:p>
          </table:table-cell>
          <table:table-cell table:formula="of:=IF([.C32]&lt;[.I$4];0;IF([.I$12]*[.C32]+[.I$13]&gt;100;100;[.I$12]*[.C32]+[.I$13]))" office:value-type="float" office:value="81.6589861751153" calcext:value-type="float">
            <text:p>81.6589861751153</text:p>
          </table:table-cell>
          <table:table-cell table:formula="of:=[.D32]*[.C32]/100" office:value-type="float" office:value="5.54490857737476" calcext:value-type="float">
            <text:p>5.54490857737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$10]*[.B33]+[.E$11]" office:value-type="float" office:value="7.09677419354839" calcext:value-type="float">
            <text:p>7.09677419354839</text:p>
          </table:table-cell>
          <table:table-cell table:formula="of:=IF([.C33]&lt;[.I$4];0;IF([.I$12]*[.C33]+[.I$13]&gt;100;100;[.I$12]*[.C33]+[.I$13]))" office:value-type="float" office:value="83.410138248848" calcext:value-type="float">
            <text:p>83.410138248848</text:p>
          </table:table-cell>
          <table:table-cell table:formula="of:=[.D33]*[.C33]/100" office:value-type="float" office:value="5.91942916604728" calcext:value-type="float">
            <text:p>5.91942916604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E$10]*[.B34]+[.E$11]" office:value-type="float" office:value="7.40322580645161" calcext:value-type="float">
            <text:p>7.40322580645161</text:p>
          </table:table-cell>
          <table:table-cell table:formula="of:=IF([.C34]&lt;[.I$4];0;IF([.I$12]*[.C34]+[.I$13]&gt;100;100;[.I$12]*[.C34]+[.I$13]))" office:value-type="float" office:value="85.1612903225807" calcext:value-type="float">
            <text:p>85.1612903225807</text:p>
          </table:table-cell>
          <table:table-cell table:formula="of:=[.D34]*[.C34]/100" office:value-type="float" office:value="6.30468262226847" calcext:value-type="float">
            <text:p>6.30468262226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E$10]*[.B35]+[.E$11]" office:value-type="float" office:value="7.70967741935484" calcext:value-type="float">
            <text:p>7.70967741935484</text:p>
          </table:table-cell>
          <table:table-cell table:formula="of:=IF([.C35]&lt;[.I$4];0;IF([.I$12]*[.C35]+[.I$13]&gt;100;100;[.I$12]*[.C35]+[.I$13]))" office:value-type="float" office:value="86.9124423963134" calcext:value-type="float">
            <text:p>86.9124423963134</text:p>
          </table:table-cell>
          <table:table-cell table:formula="of:=[.D35]*[.C35]/100" office:value-type="float" office:value="6.70066894603836" calcext:value-type="float">
            <text:p>6.700668946038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E$10]*[.B36]+[.E$11]" office:value-type="float" office:value="8.01612903225806" calcext:value-type="float">
            <text:p>8.01612903225806</text:p>
          </table:table-cell>
          <table:table-cell table:formula="of:=IF([.C36]&lt;[.I$4];0;IF([.I$12]*[.C36]+[.I$13]&gt;100;100;[.I$12]*[.C36]+[.I$13]))" office:value-type="float" office:value="88.6635944700461" calcext:value-type="float">
            <text:p>88.6635944700461</text:p>
          </table:table-cell>
          <table:table-cell table:formula="of:=[.D36]*[.C36]/100" office:value-type="float" office:value="7.10738813735692" calcext:value-type="float">
            <text:p>7.10738813735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E$10]*[.B37]+[.E$11]" office:value-type="float" office:value="8.32258064516129" calcext:value-type="float">
            <text:p>8.32258064516129</text:p>
          </table:table-cell>
          <table:table-cell table:formula="of:=IF([.C37]&lt;[.I$4];0;IF([.I$12]*[.C37]+[.I$13]&gt;100;100;[.I$12]*[.C37]+[.I$13]))" office:value-type="float" office:value="90.4147465437789" calcext:value-type="float">
            <text:p>90.4147465437789</text:p>
          </table:table-cell>
          <table:table-cell table:formula="of:=[.D37]*[.C37]/100" office:value-type="float" office:value="7.52484019622418" calcext:value-type="float">
            <text:p>7.52484019622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E$10]*[.B38]+[.E$11]" office:value-type="float" office:value="8.62903225806452" calcext:value-type="float">
            <text:p>8.62903225806452</text:p>
          </table:table-cell>
          <table:table-cell table:formula="of:=IF([.C38]&lt;[.I$4];0;IF([.I$12]*[.C38]+[.I$13]&gt;100;100;[.I$12]*[.C38]+[.I$13]))" office:value-type="float" office:value="92.1658986175116" calcext:value-type="float">
            <text:p>92.1658986175116</text:p>
          </table:table-cell>
          <table:table-cell table:formula="of:=[.D38]*[.C38]/100" office:value-type="float" office:value="7.95302512264011" calcext:value-type="float">
            <text:p>7.95302512264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E$10]*[.B39]+[.E$11]" office:value-type="float" office:value="8.93548387096774" calcext:value-type="float">
            <text:p>8.93548387096774</text:p>
          </table:table-cell>
          <table:table-cell table:formula="of:=IF([.C39]&lt;[.I$4];0;IF([.I$12]*[.C39]+[.I$13]&gt;100;100;[.I$12]*[.C39]+[.I$13]))" office:value-type="float" office:value="93.9170506912443" calcext:value-type="float">
            <text:p>93.9170506912443</text:p>
          </table:table-cell>
          <table:table-cell table:formula="of:=[.D39]*[.C39]/100" office:value-type="float" office:value="8.39194291660473" calcext:value-type="float">
            <text:p>8.391942916604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E$10]*[.B40]+[.E$11]" office:value-type="float" office:value="9.24193548387097" calcext:value-type="float">
            <text:p>9.24193548387097</text:p>
          </table:table-cell>
          <table:table-cell table:formula="of:=IF([.C40]&lt;[.I$4];0;IF([.I$12]*[.C40]+[.I$13]&gt;100;100;[.I$12]*[.C40]+[.I$13]))" office:value-type="float" office:value="95.668202764977" calcext:value-type="float">
            <text:p>95.668202764977</text:p>
          </table:table-cell>
          <table:table-cell table:formula="of:=[.D40]*[.C40]/100" office:value-type="float" office:value="8.84159357811804" calcext:value-type="float">
            <text:p>8.84159357811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E$10]*[.B41]+[.E$11]" office:value-type="float" office:value="9.54838709677419" calcext:value-type="float">
            <text:p>9.54838709677419</text:p>
          </table:table-cell>
          <table:table-cell table:formula="of:=IF([.C41]&lt;[.I$4];0;IF([.I$12]*[.C41]+[.I$13]&gt;100;100;[.I$12]*[.C41]+[.I$13]))" office:value-type="float" office:value="97.4193548387097" calcext:value-type="float">
            <text:p>97.4193548387097</text:p>
          </table:table-cell>
          <table:table-cell table:formula="of:=[.D41]*[.C41]/100" office:value-type="float" office:value="9.30197710718003" calcext:value-type="float">
            <text:p>9.30197710718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E$10]*[.B42]+[.E$11]" office:value-type="float" office:value="9.85483870967742" calcext:value-type="float">
            <text:p>9.85483870967742</text:p>
          </table:table-cell>
          <table:table-cell table:formula="of:=IF([.C42]&lt;[.I$4];0;IF([.I$12]*[.C42]+[.I$13]&gt;100;100;[.I$12]*[.C42]+[.I$13]))" office:value-type="float" office:value="99.1705069124425" calcext:value-type="float">
            <text:p>99.1705069124425</text:p>
          </table:table-cell>
          <table:table-cell table:formula="of:=[.D42]*[.C42]/100" office:value-type="float" office:value="9.7730935037907" calcext:value-type="float">
            <text:p>9.7730935037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E$10]*[.B43]+[.E$11]" office:value-type="float" office:value="10.1612903225806" calcext:value-type="float">
            <text:p>10.1612903225806</text:p>
          </table:table-cell>
          <table:table-cell table:formula="of:=IF([.C43]&lt;[.I$4];0;IF([.I$12]*[.C43]+[.I$13]&gt;100;100;[.I$12]*[.C43]+[.I$13]))" office:value-type="float" office:value="100" calcext:value-type="float">
            <text:p>100</text:p>
          </table:table-cell>
          <table:table-cell table:formula="of:=[.D43]*[.C43]/100" office:value-type="float" office:value="10.1612903225806" calcext:value-type="float">
            <text:p>10.1612903225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E$10]*[.B44]+[.E$11]" office:value-type="float" office:value="10.4677419354839" calcext:value-type="float">
            <text:p>10.4677419354839</text:p>
          </table:table-cell>
          <table:table-cell table:formula="of:=IF([.C44]&lt;[.I$4];0;IF([.I$12]*[.C44]+[.I$13]&gt;100;100;[.I$12]*[.C44]+[.I$13]))" office:value-type="float" office:value="100" calcext:value-type="float">
            <text:p>100</text:p>
          </table:table-cell>
          <table:table-cell table:formula="of:=[.D44]*[.C44]/100" office:value-type="float" office:value="10.4677419354839" calcext:value-type="float">
            <text:p>10.4677419354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E$10]*[.B45]+[.E$11]" office:value-type="float" office:value="10.7741935483871" calcext:value-type="float">
            <text:p>10.7741935483871</text:p>
          </table:table-cell>
          <table:table-cell table:formula="of:=IF([.C45]&lt;[.I$4];0;IF([.I$12]*[.C45]+[.I$13]&gt;100;100;[.I$12]*[.C45]+[.I$13]))" office:value-type="float" office:value="100" calcext:value-type="float">
            <text:p>100</text:p>
          </table:table-cell>
          <table:table-cell table:formula="of:=[.D45]*[.C45]/100" office:value-type="float" office:value="10.7741935483871" calcext:value-type="float">
            <text:p>10.7741935483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E$10]*[.B46]+[.E$11]" office:value-type="float" office:value="11.0806451612903" calcext:value-type="float">
            <text:p>11.0806451612903</text:p>
          </table:table-cell>
          <table:table-cell table:formula="of:=IF([.C46]&lt;[.I$4];0;IF([.I$12]*[.C46]+[.I$13]&gt;100;100;[.I$12]*[.C46]+[.I$13]))" office:value-type="float" office:value="100" calcext:value-type="float">
            <text:p>100</text:p>
          </table:table-cell>
          <table:table-cell table:formula="of:=[.D46]*[.C46]/100" office:value-type="float" office:value="11.0806451612903" calcext:value-type="float">
            <text:p>11.08064516129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E$10]*[.B47]+[.E$11]" office:value-type="float" office:value="11.3870967741935" calcext:value-type="float">
            <text:p>11.3870967741935</text:p>
          </table:table-cell>
          <table:table-cell table:formula="of:=IF([.C47]&lt;[.I$4];0;IF([.I$12]*[.C47]+[.I$13]&gt;100;100;[.I$12]*[.C47]+[.I$13]))" office:value-type="float" office:value="100" calcext:value-type="float">
            <text:p>100</text:p>
          </table:table-cell>
          <table:table-cell table:formula="of:=[.D47]*[.C47]/100" office:value-type="float" office:value="11.3870967741935" calcext:value-type="float">
            <text:p>11.3870967741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E$10]*[.B48]+[.E$11]" office:value-type="float" office:value="11.6935483870968" calcext:value-type="float">
            <text:p>11.6935483870968</text:p>
          </table:table-cell>
          <table:table-cell table:formula="of:=IF([.C48]&lt;[.I$4];0;IF([.I$12]*[.C48]+[.I$13]&gt;100;100;[.I$12]*[.C48]+[.I$13]))" office:value-type="float" office:value="100" calcext:value-type="float">
            <text:p>100</text:p>
          </table:table-cell>
          <table:table-cell table:formula="of:=[.D48]*[.C48]/100" office:value-type="float" office:value="11.6935483870968" calcext:value-type="float">
            <text:p>11.693548387096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10" table:formula="of:=[.E$10]*[.B49]+[.E$11]" office:value-type="float" office:value="12" calcext:value-type="float">
            <text:p>12</text:p>
          </table:table-cell>
          <table:table-cell table:style-name="ce10" table:formula="of:=IF([.C49]&lt;[.I$4];0;IF([.I$12]*[.C49]+[.I$13]&gt;100;100;[.I$12]*[.C49]+[.I$13]))" office:value-type="float" office:value="100" calcext:value-type="float">
            <text:p>100</text:p>
          </table:table-cell>
          <table:table-cell table:style-name="ce19" table:formula="of:=[.D49]*[.C49]/100"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number-rows-repeated="7">
          <table:table-cell/>
          <table:table-cell table:style-name="ce7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/>
          <table:table-cell table:formula="of:=IF([.I$12]*[.C17]+[.I$13]&lt;[.I$6];0;IF([.I$12]*[.C17]+[.I$13]&gt;100;100;[.I$12]*[.C17]+[.I$13]))" office:value-type="float" office:value="0" calcext:value-type="float">
            <text:p>0</text:p>
          </table:table-cell>
          <table:table-cell table:number-columns-repeated="3"/>
        </table:table-row>
      </table:table>
      <table:table table:name="SlewRate" table:style-name="ta1">
        <table:shapes>
          <draw:frame draw:z-index="0" draw:style-name="gr1" draw:text-style-name="P1" svg:width="15.999cm" svg:height="11.368cm" svg:x="14.012cm" svg:y="2.334cm">
            <draw:object draw:notify-on-update-of-ranges="SlewRate.D7:SlewRate.D34 SlewRate.F6:SlewRate.F6 SlewRate.F7:SlewRate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49"/>
        <table:table-column table:style-name="co1" table:default-cell-style-name="Default"/>
        <table:table-column table:style-name="co1" table:default-cell-style-name="ce54"/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4">
          <table:table-cell table:number-columns-repeated="3"/>
          <table:table-cell table:style-name="ce41" office:value-type="string" calcext:value-type="string">
            <text:p>duty_rate: 25</text:p>
          </table:table-cell>
          <table:table-cell/>
          <table:table-cell table:style-name="Default"/>
        </table:table-row>
        <table:table-row table:style-name="ro4">
          <table:table-cell table:number-columns-repeated="3"/>
          <table:table-cell table:style-name="ce42" office:value-type="string" calcext:value-type="string">
            <text:p>Acceleration slew rate (0.1*X %/ms)</text:p>
          </table:table-cell>
          <table:table-cell/>
          <table:table-cell table:style-name="Default"/>
        </table:table-row>
        <table:table-row table:style-name="ro4">
          <table:table-cell table:number-columns-repeated="3"/>
          <table:table-cell table:style-name="ce42" office:value-type="string" calcext:value-type="string">
            <text:p><text:s/>[1..100]. This value controls the speed of power increase during acceleration. Should the <text:s/>motor stutter on a full throttle punch, try decreasing this value. Alternatively, you can try <text:s/>increasing timing albeit at the cost of efficiency and torque.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48" office:value-type="string" calcext:value-type="string">
            <text:p>duty rate</text:p>
          </table:table-cell>
          <table:table-cell table:style-name="ce51" office:value-type="string" calcext:value-type="string">
            <text:p>slew rate %/ms</text:p>
          </table:table-cell>
          <table:table-cell table:style-name="ce53" office:value-type="string" calcext:value-type="string">
            <text:p>time m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0.1*[.D7]" office:value-type="float" office:value="0.1" calcext:value-type="float">
            <text:p>0.1</text:p>
          </table:table-cell>
          <table:table-cell table:formula="of:=100/[.E7]"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0.1*[.D8]" office:value-type="float" office:value="0.2" calcext:value-type="float">
            <text:p>0.2</text:p>
          </table:table-cell>
          <table:table-cell table:formula="of:=100/[.E8]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0.1*[.D9]" office:value-type="float" office:value="0.3" calcext:value-type="float">
            <text:p>0.3</text:p>
          </table:table-cell>
          <table:table-cell table:formula="of:=100/[.E9]" office:value-type="float" office:value="333.333333333333" calcext:value-type="float">
            <text:p>333.33333333333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0.1*[.D10]" office:value-type="float" office:value="0.4" calcext:value-type="float">
            <text:p>0.4</text:p>
          </table:table-cell>
          <table:table-cell table:formula="of:=100/[.E10]"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0.1*[.D11]" office:value-type="float" office:value="0.5" calcext:value-type="float">
            <text:p>0.5</text:p>
          </table:table-cell>
          <table:table-cell table:formula="of:=100/[.E11]"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0.1*[.D12]" office:value-type="float" office:value="0.6" calcext:value-type="float">
            <text:p>0.6</text:p>
          </table:table-cell>
          <table:table-cell table:formula="of:=100/[.E12]" office:value-type="float" office:value="166.666666666667" calcext:value-type="float">
            <text:p>166.66666666666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0.1*[.D13]" office:value-type="float" office:value="0.7" calcext:value-type="float">
            <text:p>0.7</text:p>
          </table:table-cell>
          <table:table-cell table:formula="of:=100/[.E13]" office:value-type="float" office:value="142.857142857143" calcext:value-type="float">
            <text:p>142.8571428571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0.1*[.D14]" office:value-type="float" office:value="0.8" calcext:value-type="float">
            <text:p>0.8</text:p>
          </table:table-cell>
          <table:table-cell table:formula="of:=100/[.E14]" office:value-type="float" office:value="125" calcext:value-type="float">
            <text:p>12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0.1*[.D15]" office:value-type="float" office:value="0.9" calcext:value-type="float">
            <text:p>0.9</text:p>
          </table:table-cell>
          <table:table-cell table:formula="of:=100/[.E15]" office:value-type="float" office:value="111.111111111111" calcext:value-type="float">
            <text:p>111.11111111111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0.1*[.D16]" office:value-type="float" office:value="1" calcext:value-type="float">
            <text:p>1</text:p>
          </table:table-cell>
          <table:table-cell table:formula="of:=100/[.E16]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0.1*[.D17]" office:value-type="float" office:value="1.5" calcext:value-type="float">
            <text:p>1.5</text:p>
          </table:table-cell>
          <table:table-cell table:formula="of:=100/[.E17]" office:value-type="float" office:value="66.6666666666667" calcext:value-type="float">
            <text:p>66.666666666666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0.1*[.D18]" office:value-type="float" office:value="2" calcext:value-type="float">
            <text:p>2</text:p>
          </table:table-cell>
          <table:table-cell table:formula="of:=100/[.E18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0.1*[.D19]" office:value-type="float" office:value="2.5" calcext:value-type="float">
            <text:p>2.5</text:p>
          </table:table-cell>
          <table:table-cell table:formula="of:=100/[.E19]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0.1*[.D20]" office:value-type="float" office:value="3" calcext:value-type="float">
            <text:p>3</text:p>
          </table:table-cell>
          <table:table-cell table:formula="of:=100/[.E20]" office:value-type="float" office:value="33.3333333333333" calcext:value-type="float">
            <text:p>33.333333333333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0.1*[.D21]" office:value-type="float" office:value="3.5" calcext:value-type="float">
            <text:p>3.5</text:p>
          </table:table-cell>
          <table:table-cell table:formula="of:=100/[.E21]" office:value-type="float" office:value="28.5714285714286" calcext:value-type="float">
            <text:p>28.571428571428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0.1*[.D22]" office:value-type="float" office:value="4" calcext:value-type="float">
            <text:p>4</text:p>
          </table:table-cell>
          <table:table-cell table:formula="of:=100/[.E22]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0.1*[.D23]" office:value-type="float" office:value="4.5" calcext:value-type="float">
            <text:p>4.5</text:p>
          </table:table-cell>
          <table:table-cell table:formula="of:=100/[.E23]" office:value-type="float" office:value="22.2222222222222" calcext:value-type="float">
            <text:p>22.222222222222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0.1*[.D24]" office:value-type="float" office:value="5" calcext:value-type="float">
            <text:p>5</text:p>
          </table:table-cell>
          <table:table-cell table:formula="of:=100/[.E24]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0.1*[.D25]" office:value-type="float" office:value="5.5" calcext:value-type="float">
            <text:p>5.5</text:p>
          </table:table-cell>
          <table:table-cell table:formula="of:=100/[.E25]" office:value-type="float" office:value="18.1818181818182" calcext:value-type="float">
            <text:p>18.181818181818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0.1*[.D26]" office:value-type="float" office:value="6" calcext:value-type="float">
            <text:p>6</text:p>
          </table:table-cell>
          <table:table-cell table:formula="of:=100/[.E26]" office:value-type="float" office:value="16.6666666666667" calcext:value-type="float">
            <text:p>16.6666666666667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0.1*[.D27]" office:value-type="float" office:value="6.5" calcext:value-type="float">
            <text:p>6.5</text:p>
          </table:table-cell>
          <table:table-cell table:formula="of:=100/[.E27]" office:value-type="float" office:value="15.3846153846154" calcext:value-type="float">
            <text:p>15.3846153846154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0.1*[.D28]" office:value-type="float" office:value="7" calcext:value-type="float">
            <text:p>7</text:p>
          </table:table-cell>
          <table:table-cell table:formula="of:=100/[.E28]" office:value-type="float" office:value="14.2857142857143" calcext:value-type="float">
            <text:p>14.2857142857143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0.1*[.D29]" office:value-type="float" office:value="7.5" calcext:value-type="float">
            <text:p>7.5</text:p>
          </table:table-cell>
          <table:table-cell table:formula="of:=100/[.E29]" office:value-type="float" office:value="13.3333333333333" calcext:value-type="float">
            <text:p>13.3333333333333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0.1*[.D30]" office:value-type="float" office:value="8" calcext:value-type="float">
            <text:p>8</text:p>
          </table:table-cell>
          <table:table-cell table:formula="of:=100/[.E30]" office:value-type="float" office:value="12.5" calcext:value-type="float">
            <text:p>12.5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0.1*[.D31]" office:value-type="float" office:value="8.5" calcext:value-type="float">
            <text:p>8.5</text:p>
          </table:table-cell>
          <table:table-cell table:formula="of:=100/[.E31]" office:value-type="float" office:value="11.7647058823529" calcext:value-type="float">
            <text:p>11.764705882352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0.1*[.D32]" office:value-type="float" office:value="9" calcext:value-type="float">
            <text:p>9</text:p>
          </table:table-cell>
          <table:table-cell table:formula="of:=100/[.E32]" office:value-type="float" office:value="11.1111111111111" calcext:value-type="float">
            <text:p>11.1111111111111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0.1*[.D33]" office:value-type="float" office:value="9.5" calcext:value-type="float">
            <text:p>9.5</text:p>
          </table:table-cell>
          <table:table-cell table:formula="of:=100/[.E33]" office:value-type="float" office:value="10.5263157894737" calcext:value-type="float">
            <text:p>10.5263157894737</text:p>
          </table:table-cell>
        </table:table-row>
        <table:table-row table:style-name="ro1">
          <table:table-cell table:number-columns-repeated="3"/>
          <table:table-cell table:style-name="ce50" office:value-type="float" office:value="100" calcext:value-type="float">
            <text:p>100</text:p>
          </table:table-cell>
          <table:table-cell table:style-name="ce52" table:formula="of:=0.1*[.D34]" office:value-type="float" office:value="10" calcext:value-type="float">
            <text:p>10</text:p>
          </table:table-cell>
          <table:table-cell table:style-name="ce55" table:formula="of:=100/[.E34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4:26:15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3:21:29.805000000</meta:creation-date>
    <dc:date>2024-04-08T17:27:10.034000000</dc:date>
    <meta:editing-duration>PT2H58M50S</meta:editing-duration>
    <meta:editing-cycles>9</meta:editing-cycles>
    <meta:generator>LibreOffice/7.5.9.2$Windows_X86_64 LibreOffice_project/cdeefe45c17511d326101eed8008ac4092f278a9</meta:generator>
    <meta:document-statistic meta:table-count="2" meta:cell-count="27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369cm" xlink:href=".." xlink:type="simple" chart:class="chart:scatter" chart:style-name="ch1">
        <chart:legend chart:legend-position="end" svg:x="13.412cm" svg:y="5.385cm" style:legend-expansion="high" chart:style-name="ch2"/>
        <chart:plot-area chart:style-name="ch3" table:cell-range-address="SlewRate.D7:SlewRate.D34 SlewRate.F6:SlewRate.F34" chart:data-source-has-labels="row" svg:x="1.331cm" svg:y="0.227cm" svg:width="11.761cm" svg:height="9.934cm">
          <chart:coordinate-region svg:x="2.323cm" svg:y="0.427cm" svg:width="10.489cm" svg:height="9.087cm"/>
          <chart:axis chart:dimension="x" chart:name="primary-x" chart:style-name="ch4">
            <chart:title svg:x="5.963cm" svg:y="10.388cm" chart:style-name="ch5">
              <text:p>duty_rate setting</text:p>
            </chart:title>
            <chart:grid chart:style-name="ch6" chart:class="major"/>
          </chart:axis>
          <chart:axis chart:dimension="y" chart:name="primary-y" chart:style-name="ch7">
            <chart:title svg:x="0.451cm" svg:y="5.913cm" chart:style-name="ch8">
              <text:p>time (ms)</text:p>
            </chart:title>
            <chart:grid chart:style-name="ch6" chart:class="major"/>
          </chart:axis>
          <chart:series chart:style-name="ch9" chart:values-cell-range-address="SlewRate.F7:SlewRate.F34" chart:label-cell-address="SlewRate.F6:SlewRate.F6" chart:class="chart:scatter">
            <chart:domain table:cell-range-address="SlewRate.D7:SlewRate.D34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ime ms</text:p>
                <draw:g>
                  <svg:desc>SlewRate.F6:SlewRate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lewRate.D7:SlewRate.D34</svg:desc>
                </draw:g>
              </table:table-cell>
              <table:table-cell office:value-type="float" office:value="1000">
                <text:p>1000</text:p>
                <draw:g>
                  <svg:desc>SlewRate.F7:SlewRate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2.857142857143">
                <text:p>142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18.1818181818182">
                <text:p>18.1818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07cm" svg:height="14.516cm" xlink:href=".." xlink:type="simple" chart:class="chart:scatter" chart:style-name="ch1">
        <chart:legend chart:legend-position="end" svg:x="19.939cm" svg:y="6.461cm" style:legend-expansion="high" chart:style-name="ch2"/>
        <chart:plot-area chart:style-name="ch3" table:cell-range-address="'duty min max'.B17:'duty min max'.E49 'duty min max'.C16:'duty min max'.E16" chart:data-source-has-labels="row" svg:x="1.527cm" svg:y="0.29cm" svg:width="16.819cm" svg:height="12.955cm">
          <chart:coordinate-region svg:x="2.148cm" svg:y="0.49cm" svg:width="15.39cm" svg:height="12.108cm"/>
          <chart:axis chart:dimension="x" chart:name="primary-x" chart:style-name="ch4">
            <chart:title svg:x="8.873cm" svg:y="13.535cm" chart:style-name="ch5">
              <text:p>wiper position</text:p>
            </chart:title>
            <chart:grid chart:style-name="ch6" chart:class="major"/>
          </chart:axis>
          <chart:axis chart:dimension="y" chart:name="primary-y" chart:style-name="ch7">
            <chart:title svg:x="0.451cm" svg:y="7.353cm" chart:style-name="ch8">
              <text:p>voltage</text:p>
            </chart:title>
            <chart:grid chart:style-name="ch6" chart:class="major"/>
          </chart:axis>
          <chart:axis chart:dimension="y" chart:name="secondary-y" chart:style-name="ch9">
            <chart:title svg:x="18.862cm" svg:y="6.97cm" chart:style-name="ch8">
              <text:p>%</text:p>
            </chart:title>
          </chart:axis>
          <chart:series chart:attached-axis="primary-y" chart:style-name="ch10" chart:values-cell-range-address="'duty min max'.C17:'duty min max'.C49" chart:label-cell-address="'duty min max'.C16:'duty min max'.C16" chart:class="chart:scatter">
            <chart:domain table:cell-range-address="'duty min max'.B17:'duty min max'.B49"/>
            <chart:data-point chart:repeated="33"/>
          </chart:series>
          <chart:series chart:attached-axis="secondary-y" chart:style-name="ch11" chart:values-cell-range-address="'duty min max'.D17:'duty min max'.D49" chart:label-cell-address="'duty min max'.D16:'duty min max'.D16" chart:class="chart:scatter">
            <chart:data-point chart:repeated="33"/>
          </chart:series>
          <chart:series chart:attached-axis="primary-y" chart:style-name="ch12" chart:values-cell-range-address="'duty min max'.E17:'duty min max'.E49" chart:label-cell-address="'duty min max'.E16:'duty min max'.E16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nd-controller output voltage</text:p>
                <draw:g>
                  <svg:desc>'duty min max'.C16:'duty min max'.C16</svg:desc>
                </draw:g>
              </table:table-cell>
              <table:table-cell office:value-type="string">
                <text:p>Remora duty %</text:p>
                <draw:g>
                  <svg:desc>'duty min max'.D16:'duty min max'.D16</svg:desc>
                </draw:g>
              </table:table-cell>
              <table:table-cell office:value-type="string">
                <text:p>effective voltage to motor</text:p>
                <draw:g>
                  <svg:desc>'duty min max'.E16:'duty min max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ty min max'.B17:'duty min max'.B49</svg:desc>
                </draw:g>
              </table:table-cell>
              <table:table-cell office:value-type="float" office:value="1.2">
                <text:p>1.2</text:p>
                <draw:g>
                  <svg:desc>'duty min max'.C17:'duty min max'.C49</svg:desc>
                </draw:g>
              </table:table-cell>
              <table:table-cell office:value-type="float" office:value="0">
                <text:p>0</text:p>
                <draw:g>
                  <svg:desc>'duty min max'.D17:'duty min max'.D49</svg:desc>
                </draw:g>
              </table:table-cell>
              <table:table-cell office:value-type="float" office:value="0">
                <text:p>0</text:p>
                <draw:g>
                  <svg:desc>'duty min max'.E17:'duty min max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0645161290323">
                <text:p>2.80645161290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1290322580645">
                <text:p>3.11290322580645</text:p>
              </table:table-cell>
              <table:table-cell office:value-type="float" office:value="60.6451612903226">
                <text:p>60.6451612903226</text:p>
              </table:table-cell>
              <table:table-cell office:value-type="float" office:value="1.88782518210198">
                <text:p>1.88782518210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1935483870968">
                <text:p>3.41935483870968</text:p>
              </table:table-cell>
              <table:table-cell office:value-type="float" office:value="62.3963133640553">
                <text:p>62.3963133640553</text:p>
              </table:table-cell>
              <table:table-cell office:value-type="float" office:value="2.13355136019028">
                <text:p>2.13355136019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7258064516129">
                <text:p>3.7258064516129</text:p>
              </table:table-cell>
              <table:table-cell office:value-type="float" office:value="64.1474654377881">
                <text:p>64.1474654377881</text:p>
              </table:table-cell>
              <table:table-cell office:value-type="float" office:value="2.39001040582726">
                <text:p>2.39001040582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03225806451613">
                <text:p>4.03225806451613</text:p>
              </table:table-cell>
              <table:table-cell office:value-type="float" office:value="65.8986175115208">
                <text:p>65.8986175115208</text:p>
              </table:table-cell>
              <table:table-cell office:value-type="float" office:value="2.65720231901293">
                <text:p>2.65720231901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3870967741935">
                <text:p>4.33870967741935</text:p>
              </table:table-cell>
              <table:table-cell office:value-type="float" office:value="67.6497695852535">
                <text:p>67.6497695852535</text:p>
              </table:table-cell>
              <table:table-cell office:value-type="float" office:value="2.93512709974729">
                <text:p>2.93512709974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64516129032258">
                <text:p>4.64516129032258</text:p>
              </table:table-cell>
              <table:table-cell office:value-type="float" office:value="69.4009216589862">
                <text:p>69.4009216589862</text:p>
              </table:table-cell>
              <table:table-cell office:value-type="float" office:value="3.22378474803033">
                <text:p>3.2237847480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95161290322581">
                <text:p>4.95161290322581</text:p>
              </table:table-cell>
              <table:table-cell office:value-type="float" office:value="71.1520737327189">
                <text:p>71.1520737327189</text:p>
              </table:table-cell>
              <table:table-cell office:value-type="float" office:value="3.52317526386205">
                <text:p>3.52317526386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25806451612903">
                <text:p>5.25806451612903</text:p>
              </table:table-cell>
              <table:table-cell office:value-type="float" office:value="72.9032258064516">
                <text:p>72.9032258064516</text:p>
              </table:table-cell>
              <table:table-cell office:value-type="float" office:value="3.83329864724246">
                <text:p>3.83329864724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56451612903226">
                <text:p>5.56451612903226</text:p>
              </table:table-cell>
              <table:table-cell office:value-type="float" office:value="74.6543778801844">
                <text:p>74.6543778801844</text:p>
              </table:table-cell>
              <table:table-cell office:value-type="float" office:value="4.15415489817155">
                <text:p>4.15415489817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87096774193548">
                <text:p>5.87096774193548</text:p>
              </table:table-cell>
              <table:table-cell office:value-type="float" office:value="76.4055299539171">
                <text:p>76.4055299539171</text:p>
              </table:table-cell>
              <table:table-cell office:value-type="float" office:value="4.48574401664933">
                <text:p>4.4857440166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.17741935483871">
                <text:p>6.17741935483871</text:p>
              </table:table-cell>
              <table:table-cell office:value-type="float" office:value="78.1566820276498">
                <text:p>78.1566820276498</text:p>
              </table:table-cell>
              <table:table-cell office:value-type="float" office:value="4.82806600267579">
                <text:p>4.82806600267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48387096774194">
                <text:p>6.48387096774194</text:p>
              </table:table-cell>
              <table:table-cell office:value-type="float" office:value="79.9078341013825">
                <text:p>79.9078341013825</text:p>
              </table:table-cell>
              <table:table-cell office:value-type="float" office:value="5.18112085625093">
                <text:p>5.18112085625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.79032258064516">
                <text:p>6.79032258064516</text:p>
              </table:table-cell>
              <table:table-cell office:value-type="float" office:value="81.6589861751153">
                <text:p>81.6589861751153</text:p>
              </table:table-cell>
              <table:table-cell office:value-type="float" office:value="5.54490857737476">
                <text:p>5.54490857737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09677419354839">
                <text:p>7.09677419354839</text:p>
              </table:table-cell>
              <table:table-cell office:value-type="float" office:value="83.410138248848">
                <text:p>83.410138248848</text:p>
              </table:table-cell>
              <table:table-cell office:value-type="float" office:value="5.91942916604728">
                <text:p>5.91942916604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.40322580645161">
                <text:p>7.40322580645161</text:p>
              </table:table-cell>
              <table:table-cell office:value-type="float" office:value="85.1612903225807">
                <text:p>85.1612903225807</text:p>
              </table:table-cell>
              <table:table-cell office:value-type="float" office:value="6.30468262226847">
                <text:p>6.30468262226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70967741935484">
                <text:p>7.70967741935484</text:p>
              </table:table-cell>
              <table:table-cell office:value-type="float" office:value="86.9124423963134">
                <text:p>86.9124423963134</text:p>
              </table:table-cell>
              <table:table-cell office:value-type="float" office:value="6.70066894603836">
                <text:p>6.70066894603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.01612903225806">
                <text:p>8.01612903225806</text:p>
              </table:table-cell>
              <table:table-cell office:value-type="float" office:value="88.6635944700461">
                <text:p>88.6635944700461</text:p>
              </table:table-cell>
              <table:table-cell office:value-type="float" office:value="7.10738813735692">
                <text:p>7.10738813735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.32258064516129">
                <text:p>8.32258064516129</text:p>
              </table:table-cell>
              <table:table-cell office:value-type="float" office:value="90.4147465437789">
                <text:p>90.4147465437789</text:p>
              </table:table-cell>
              <table:table-cell office:value-type="float" office:value="7.52484019622418">
                <text:p>7.52484019622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.62903225806452">
                <text:p>8.62903225806452</text:p>
              </table:table-cell>
              <table:table-cell office:value-type="float" office:value="92.1658986175116">
                <text:p>92.1658986175116</text:p>
              </table:table-cell>
              <table:table-cell office:value-type="float" office:value="7.95302512264011">
                <text:p>7.95302512264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.93548387096774">
                <text:p>8.93548387096774</text:p>
              </table:table-cell>
              <table:table-cell office:value-type="float" office:value="93.9170506912443">
                <text:p>93.9170506912443</text:p>
              </table:table-cell>
              <table:table-cell office:value-type="float" office:value="8.39194291660473">
                <text:p>8.39194291660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.24193548387097">
                <text:p>9.24193548387097</text:p>
              </table:table-cell>
              <table:table-cell office:value-type="float" office:value="95.668202764977">
                <text:p>95.668202764977</text:p>
              </table:table-cell>
              <table:table-cell office:value-type="float" office:value="8.84159357811804">
                <text:p>8.84159357811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.54838709677419">
                <text:p>9.54838709677419</text:p>
              </table:table-cell>
              <table:table-cell office:value-type="float" office:value="97.4193548387097">
                <text:p>97.4193548387097</text:p>
              </table:table-cell>
              <table:table-cell office:value-type="float" office:value="9.30197710718003">
                <text:p>9.30197710718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.85483870967742">
                <text:p>9.85483870967742</text:p>
              </table:table-cell>
              <table:table-cell office:value-type="float" office:value="99.1705069124425">
                <text:p>99.1705069124425</text:p>
              </table:table-cell>
              <table:table-cell office:value-type="float" office:value="9.7730935037907">
                <text:p>9.773093503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.1612903225806">
                <text:p>10.1612903225806</text:p>
              </table:table-cell>
              <table:table-cell office:value-type="float" office:value="100">
                <text:p>100</text:p>
              </table:table-cell>
              <table:table-cell office:value-type="float" office:value="10.1612903225806">
                <text:p>10.1612903225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.4677419354839">
                <text:p>10.4677419354839</text:p>
              </table:table-cell>
              <table:table-cell office:value-type="float" office:value="100">
                <text:p>100</text:p>
              </table:table-cell>
              <table:table-cell office:value-type="float" office:value="10.4677419354839">
                <text:p>10.4677419354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.7741935483871">
                <text:p>10.7741935483871</text:p>
              </table:table-cell>
              <table:table-cell office:value-type="float" office:value="100">
                <text:p>100</text:p>
              </table:table-cell>
              <table:table-cell office:value-type="float" office:value="10.7741935483871">
                <text:p>10.7741935483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0806451612903">
                <text:p>11.0806451612903</text:p>
              </table:table-cell>
              <table:table-cell office:value-type="float" office:value="100">
                <text:p>100</text:p>
              </table:table-cell>
              <table:table-cell office:value-type="float" office:value="11.0806451612903">
                <text:p>11.080645161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.3870967741935">
                <text:p>11.3870967741935</text:p>
              </table:table-cell>
              <table:table-cell office:value-type="float" office:value="100">
                <text:p>100</text:p>
              </table:table-cell>
              <table:table-cell office:value-type="float" office:value="11.3870967741935">
                <text:p>11.3870967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.6935483870968">
                <text:p>11.6935483870968</text:p>
              </table:table-cell>
              <table:table-cell office:value-type="float" office:value="100">
                <text:p>100</text:p>
              </table:table-cell>
              <table:table-cell office:value-type="float" office:value="11.6935483870968">
                <text:p>11.6935483870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